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ext-properties fo:color="#000000" style:text-outline="false" style:text-line-through-styl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office:value-type="string">
            <text:p/>
            <text:p>Introvertiert</text:p>
            <text:p/>
          </table:table-cell>
          <table:table-cell office:value-type="string">
            <text:p>185x68</text:p>
          </table:table-cell>
          <table:table-cell office:value-type="string">
            <text:p>257x68</text:p>
          </table:table-cell>
          <table:table-cell table:style-name="ce3" office:value-type="string">
            <text:p>360x68</text:p>
          </table:table-cell>
          <table:table-cell office:value-type="string">
            <text:p>442x68</text:p>
          </table:table-cell>
          <table:table-cell office:value-type="string">
            <text:p>515x68</text:p>
          </table:table-cell>
        </table:table-row>
        <table:table-row table:style-name="ro3">
          <table:table-cell office:value-type="string">
            <text:p/>
            <text:p>unverträglich</text:p>
          </table:table-cell>
          <table:table-cell office:value-type="string">
            <text:p>185x130</text:p>
          </table:table-cell>
          <table:table-cell office:value-type="string">
            <text:p>257x130</text:p>
          </table:table-cell>
          <table:table-cell office:value-type="string">
            <text:p>360x130</text:p>
          </table:table-cell>
          <table:table-cell office:value-type="string">
            <text:p>442x130</text:p>
          </table:table-cell>
          <table:table-cell office:value-type="string">
            <text:p>515x130</text:p>
          </table:table-cell>
        </table:table-row>
        <table:table-row table:style-name="ro2">
          <table:table-cell office:value-type="string">
            <text:p/>
            <text:p>ungewissenhaft</text:p>
            <text:p/>
          </table:table-cell>
          <table:table-cell office:value-type="string">
            <text:p>185x192</text:p>
          </table:table-cell>
          <table:table-cell office:value-type="string">
            <text:p>257x192</text:p>
          </table:table-cell>
          <table:table-cell office:value-type="string">
            <text:p>360x192</text:p>
          </table:table-cell>
          <table:table-cell office:value-type="string">
            <text:p>442x192</text:p>
          </table:table-cell>
          <table:table-cell office:value-type="string">
            <text:p>515x192</text:p>
          </table:table-cell>
        </table:table-row>
        <table:table-row table:style-name="ro3">
          <table:table-cell office:value-type="string">
            <text:p/>
            <text:p>emotional wenig ansprechbar</text:p>
          </table:table-cell>
          <table:table-cell office:value-type="string">
            <text:p>185x254</text:p>
          </table:table-cell>
          <table:table-cell office:value-type="string">
            <text:p>257x254</text:p>
          </table:table-cell>
          <table:table-cell office:value-type="string">
            <text:p>360x254</text:p>
          </table:table-cell>
          <table:table-cell office:value-type="string">
            <text:p>442x254</text:p>
          </table:table-cell>
          <table:table-cell office:value-type="string">
            <text:p>512x254</text:p>
          </table:table-cell>
        </table:table-row>
        <table:table-row table:style-name="ro3">
          <table:table-cell office:value-type="string">
            <text:p/>
            <text:p>konventionell</text:p>
          </table:table-cell>
          <table:table-cell office:value-type="string">
            <text:p>185x316</text:p>
          </table:table-cell>
          <table:table-cell office:value-type="string">
            <text:p>257x316</text:p>
          </table:table-cell>
          <table:table-cell office:value-type="string">
            <text:p>360x316</text:p>
          </table:table-cell>
          <table:table-cell office:value-type="string">
            <text:p>442x316</text:p>
          </table:table-cell>
          <table:table-cell office:value-type="string">
            <text:p>515x316</text:p>
          </table:table-cell>
        </table:table-row>
        <table:table-row table:style-name="ro1">
          <table:table-cell table:style-name="Default"/>
          <table:table-cell office:value-type="string">
            <text:p>185x348</text:p>
          </table:table-cell>
          <table:table-cell office:value-type="string">
            <text:p>257x348</text:p>
          </table:table-cell>
          <table:table-cell office:value-type="string">
            <text:p>360x348</text:p>
          </table:table-cell>
          <table:table-cell office:value-type="string">
            <text:p>442x348</text:p>
          </table:table-cell>
          <table:table-cell office:value-type="string">
            <text:p>515x348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.06.2010</text:date>, <text:time>19:23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sten Gebbert</meta:initial-creator>
    <meta:creation-date>2010-06-09T13:19:57.09</meta:creation-date>
    <dc:date>2010-06-09T19:23:32.56</dc:date>
    <dc:creator>Karsten Gebbert</dc:creator>
    <meta:editing-duration>PT05H48M34S</meta:editing-duration>
    <meta:editing-cycles>2</meta:editing-cycles>
    <meta:generator>OpenOffice.org/3.2$Win32 OpenOffice.org_project/320m18$Build-9502</meta:generator>
    <meta:document-statistic meta:table-count="3" meta:cell-count="40" meta:object-count="0"/>
  </office:meta>
</office:document-meta>
</file>